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99ff" style:font-name="Times New Roman" fo:font-size="10pt" style:font-name-asian="Times New Roman" style:font-size-asian="10pt" style:font-name-complex="Times New Roman" style:font-size-complex="10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8000"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style:font-name="F" fo:font-size="10pt" style:font-size-asian="10pt" style:font-size-complex="10pt"/>
    </style:style>
    <style:style style:name="P7" style:family="paragraph">
      <style:text-properties fo:color="#0000ff" style:font-name="F" fo:font-size="10pt" style:font-size-asian="10pt" style:font-size-complex="10pt"/>
    </style:style>
    <style:style style:name="P8" style:family="paragraph">
      <style:text-properties fo:color="#00ff00" style:font-name="Times New Roman" fo:font-size="10pt" style:font-name-asian="Times New Roman" style:font-size-asian="10pt" style:font-name-complex="Times New Roman"/>
    </style:style>
    <style:style style:name="P9" style:family="paragraph">
      <style:text-properties fo:color="#0099ff" style:font-name="Times New Roman" fo:font-size="10pt" style:font-name-asian="Times New Roman" style:font-size-asian="10pt" style:font-name-complex="Times New Roman"/>
    </style:style>
    <style:style style:name="P10" style:family="paragraph">
      <style:text-properties fo:color="#ff3366" style:font-name="Times New Roman" fo:font-size="10pt" style:font-name-asian="Times New Roman" style:font-size-asian="10pt" style:font-name-complex="Times New Roman"/>
    </style:style>
    <style:style style:name="P11" style:family="paragraph">
      <style:text-properties fo:color="#ff3366" style:font-name="Times New Roman"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color="#008000" style:font-name="Times New Roman" fo:font-size="10pt" style:font-name-asian="Times New Roman" style:font-size-asian="10pt" style:font-name-complex="Times New Roman"/>
    </style:style>
    <style:style style:name="P14" style:family="paragraph">
      <style:text-properties fo:color="#5e11a6" style:font-name="Times New Roman" fo:font-size="10pt" style:font-name-asian="Times New Roman" style:font-size-asian="10pt" style:font-name-complex="Times New Roman"/>
    </style:style>
    <style:style style:name="T1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fo:color="#00ff00" style:font-name="Times New Roman" fo:font-size="10pt" style:font-name-asian="Times New Roman" style:font-size-asian="10pt" style:font-name-complex="Times New Roman"/>
    </style:style>
    <style:style style:name="T4" style:family="text">
      <style:text-properties fo:color="#0099ff" style:font-name="Times New Roman" fo:font-size="10pt" style:font-name-asian="Times New Roman" style:font-size-asian="10pt" style:font-name-complex="Times New Roman"/>
    </style:style>
    <style:style style:name="T5" style:family="text">
      <style:text-properties fo:color="#ff3366" style:font-name="Times New Roman" fo:font-size="10pt" style:font-name-asian="Times New Roman" style:font-size-asian="10pt" style:font-name-complex="Times New Roman"/>
    </style:style>
    <style:style style:name="T6" style:family="text">
      <style:text-properties fo:color="#ff3366"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fo:color="#ff3366" style:font-name="Times New Roman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8000" style:font-name="Times New Roman" fo:font-size="10pt" style:font-name-asian="Times New Roman" style:font-size-asian="10pt" style:font-name-complex="Times New Roman"/>
    </style:style>
    <style:style style:name="T10" style:family="text">
      <style:text-properties fo:color="#5e11a6" style:font-name="Times New Roman" fo:font-size="10pt" style:font-name-asian="Times New Roman" style:font-size-asian="10pt" style:font-name-complex="Times New Roman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stroke="solid" draw:marker-end="Arrowheads_20_2" draw:textarea-horizontal-align="justify" draw:textarea-vertical-align="middle" draw:auto-grow-height="false" style:run-through="foreground"/>
    </style:style>
    <style:style style:name="gr4" style:family="graphic">
      <style:graphic-properties draw:stroke="solid" draw:marker-end="Arrowheads_20_2" draw:textarea-horizontal-align="center" draw:textarea-vertical-align="middle" style:run-through="foreground"/>
    </style:style>
    <style:style style:name="gr5" style:family="graphic">
      <style:graphic-properties draw:stroke="solid" svg:stroke-color="#0000ff" draw:marker-end="Arrowheads_20_2" draw:textarea-horizontal-align="center" draw:textarea-vertical-align="middle" style:run-through="foreground"/>
    </style:style>
    <style:style style:name="gr6" style:family="graphic">
      <style:graphic-properties draw:stroke="solid" svg:stroke-color="#ff00ff" draw:marker-end="Arrowheads_20_2" draw:textarea-horizontal-align="center" draw:textarea-vertical-align="middle" style:run-through="foreground"/>
    </style:style>
    <style:style style:name="gr7" style:family="graphic">
      <style:graphic-properties draw:stroke="solid" svg:stroke-color="#ff0000" draw:marker-end="Arrowheads_20_2" draw:fill="solid" draw:fill-color="#ffffff" draw:textarea-horizontal-align="center" draw:textarea-vertical-align="middle" style:run-through="foreground"/>
    </style:style>
    <style:style style:name="gr8" style:family="graphic">
      <style:graphic-properties draw:stroke="solid" svg:stroke-color="#00ff00" draw:marker-end="Arrowheads_20_2" draw:textarea-horizontal-align="center" draw:textarea-vertical-align="middle" style:run-through="foreground"/>
    </style:style>
    <style:style style:name="gr9" style:family="graphic">
      <style:graphic-properties draw:stroke="solid" svg:stroke-color="#00ffff" draw:marker-end="Arrowheads_20_2" draw:textarea-horizontal-align="center" draw:textarea-vertical-align="middle" style:run-through="foreground"/>
    </style:style>
    <style:style style:name="gr10" style:family="graphic">
      <style:graphic-properties draw:stroke="solid" draw:marker-end="Arrowheads_20_2" draw:textarea-horizontal-align="center" draw:textarea-vertical-align="middle" style:run-through="foreground"/>
    </style:style>
    <style:style style:name="gr11" style:family="graphic">
      <style:graphic-properties draw:stroke="none" svg:stroke-color="#000000" draw:marker-end="Arrowheads_20_2" draw:fill="none" draw:fill-color="#ffffff" fo:min-height="0.3957in" style:run-through="foreground"/>
    </style:style>
    <style:style style:name="gr12" style:family="graphic">
      <style:graphic-properties draw:stroke="none" svg:stroke-color="#000000" draw:marker-end="Arrowheads_20_2" draw:fill="none" draw:fill-color="#ffffff" fo:min-height="0.4272in" style:run-through="foreground"/>
    </style:style>
    <style:style style:name="gr13" style:family="graphic">
      <style:graphic-properties draw:stroke="none" svg:stroke-color="#000000" draw:marker-end="Arrowheads_20_2" draw:fill="none" draw:fill-color="#ffffff" fo:min-height="0.3646in" style:run-through="foreground"/>
    </style:style>
    <style:style style:name="gr14" style:family="graphic">
      <style:graphic-properties draw:stroke="none" svg:stroke-color="#000000" draw:marker-end="Arrowheads_20_2" draw:fill="none" draw:fill-color="#ffffff" fo:min-height="0.2457in" style:run-through="foreground"/>
    </style:style>
    <style:style style:name="gr15" style:family="graphic">
      <style:graphic-properties draw:stroke="none" svg:stroke-color="#000000" draw:marker-end="Arrowheads_20_2" draw:fill="none" draw:fill-color="#ffffff" fo:min-height="0.2291in" style:run-through="foreground"/>
    </style:style>
    <style:style style:name="gr16" style:family="graphic">
      <style:graphic-properties draw:stroke="none" svg:stroke-color="#000000" draw:marker-end="Arrowheads_20_2" draw:fill="none" draw:fill-color="#ffffff" fo:min-height="0.2189in" style:run-through="foreground"/>
    </style:style>
    <style:style style:name="gr17" style:family="graphic">
      <style:graphic-properties draw:stroke="solid" svg:stroke-color="#ff0000" draw:marker-end="Arrowheads_20_2" draw:textarea-horizontal-align="center" draw:textarea-vertical-align="middle" style:run-through="foreground"/>
    </style:style>
    <style:style style:name="gr18" style:family="graphic">
      <style:graphic-properties draw:stroke="none" svg:stroke-color="#000000" draw:marker-end="Arrowheads_20_2" draw:fill="none" draw:fill-color="#ffffff" fo:min-height="0.1957in" style:run-through="foreground"/>
    </style:style>
    <style:style style:name="gr19" style:family="graphic">
      <style:graphic-properties draw:stroke="none" svg:stroke-color="#000000" draw:marker-end="Arrowheads_20_2" draw:fill="none" draw:fill-color="#ffffff" fo:min-height="0.2602in" style:run-through="foreground"/>
    </style:style>
    <style:style style:name="gr20" style:family="graphic">
      <style:graphic-properties draw:stroke="solid" svg:stroke-color="#008000" draw:marker-end="Arrowheads_20_2" draw:textarea-horizontal-align="center" draw:textarea-vertical-align="middle" style:run-through="foreground"/>
    </style:style>
    <style:style style:name="gr21" style:family="graphic">
      <style:graphic-properties draw:stroke="none" svg:stroke-color="#000000" draw:marker-end="Arrowheads_20_2" draw:fill="none" draw:fill-color="#ffffff" fo:min-height="0.0008in" style:run-through="foreground"/>
    </style:style>
    <style:style style:name="gr22" style:family="graphic">
      <style:graphic-properties draw:stroke="none" svg:stroke-color="#000000" draw:marker-end="Arrowheads_20_2" draw:fill="none" draw:fill-color="#ffffff" fo:min-height="0.3791in" style:run-through="foreground"/>
    </style:style>
    <style:style style:name="gr23" style:family="graphic">
      <style:graphic-properties draw:stroke="solid" svg:stroke-color="#9966cc" draw:marker-end="Arrowheads_20_2" draw:textarea-horizontal-align="center" draw:textarea-vertical-align="middle" style:run-through="foreground"/>
    </style:style>
    <style:style style:name="gr24" style:family="graphic">
      <style:graphic-properties draw:stroke="none" svg:stroke-color="#000000" draw:marker-end="Arrowheads_20_2" draw:fill="none" draw:fill-color="#ffffff" fo:min-height="0.4035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AGRAM KONTEKS (Sitem Pembuatan SIM)</text:p>
      <text:p text:style-name="P3"/>
      <text:p text:style-name="P1"><draw:g text:anchor-type="paragraph" draw:z-index="0" draw:style-name="gr1"><draw:circle draw:style-name="gr2" draw:text-style-name="P5" svg:width="2.2921in" svg:height="2.2921in" svg:x="3.8264in" svg:y="1.8898in"><text:p text:style-name="P5">Sistem Pembuatan SIM</text:p></draw:circle><draw:custom-shape draw:style-name="gr3" svg:width="1.615in" svg:height="0.6776in" svg:x="4.1492in" svg:y="0.1398in"><text:p text:style-name="P5">Pemohon SIM</text:p><draw:enhanced-geometry svg:viewBox="0 0 21600 21600" draw:glue-points="10800 0 0 10800 10800 21600 21600 10800" draw:type="flowchart-process" draw:enhanced-path="M 0 0 L 21600 0 21600 21600 0 21600 0 0 Z N"/></draw:custom-shape><draw:rect draw:style-name="gr4" draw:text-style-name="P5" svg:width="1.948in" svg:height="0.8543in" svg:x="0.139in" svg:y="2.4626in"><text:p text:style-name="P5">Administrasi Pendaftaran</text:p></draw:rect><draw:rect draw:style-name="gr4" draw:text-style-name="P5" svg:width="1.5732in" svg:height="0.8441in" svg:x="2.5142in" svg:y="4.9579in"><text:p text:style-name="P5">Sistem Tes Teori</text:p></draw:rect><draw:rect draw:style-name="gr4" draw:text-style-name="P5" svg:width="1.5524in" svg:height="0.8335in" svg:x="5.5764in" svg:y="4.9835in"><text:p text:style-name="P5">Sistem Tes Praktik</text:p></draw:rect><draw:line draw:style-name="gr5" draw:text-style-name="P5" svg:x1="4.4228in" svg:y1="0.8169in" svg:x2="4.4437in" svg:y2="2.0252in"><text:p/></draw:line><draw:line draw:style-name="gr6" draw:text-style-name="P5" svg:x1="2.087in" svg:y1="3.0563in" svg:x2="3.8268in" svg:y2="3.0563in"><text:p/></draw:line><draw:line draw:style-name="gr7" draw:text-style-name="P5" svg:x1="4.0866in" svg:y1="3.7126in" svg:x2="3.2291in" svg:y2="4.9579in"><text:p/></draw:line><draw:line draw:style-name="gr8" draw:text-style-name="P5" svg:x1="4.7457in" svg:y1="1.8583in" svg:x2="4.7382in" svg:y2="0.7854in"><text:p/></draw:line><draw:line draw:style-name="gr9" draw:text-style-name="P5" svg:x1="3.8917in" svg:y1="2.7126in" svg:x2="2.087in" svg:y2="2.7126in"><text:p/></draw:line><draw:rect draw:style-name="gr4" draw:text-style-name="P5" svg:width="1.8858in" svg:height="0.9276in" svg:x="7.7744in" svg:y="2.515in"><text:p text:style-name="P5">Administrasi Cetak SIM</text:p></draw:rect><draw:line draw:style-name="gr10" draw:text-style-name="P5" svg:x1="6.0555in" svg:y1="2.7126in" svg:x2="7.7744in" svg:y2="2.7126in"><text:p/></draw:line><draw:frame draw:style-name="gr11" draw:text-style-name="P7" svg:width="1.2815in" svg:height="0.4803in" svg:x="3.4646in" svg:y="0.8626in"><draw:text-box><text:p text:style-name="P6"><text:span text:style-name="T2">Mengajukan permohonan online (biodata dan jadwal)</text:span></text:p></draw:text-box></draw:frame><draw:frame draw:style-name="gr12" svg:width="1.0421in" svg:height="0.4276in" svg:x="4.048in" svg:y="1.3736in"><draw:text-box><text:p text:style-name="P8"><text:span text:style-name="T3">Verifikasi dan pemberian jadwal</text:span></text:p></draw:text-box></draw:frame><draw:line draw:style-name="gr9" draw:text-style-name="P5" svg:x1="4.9961in" svg:y1="0.7854in" svg:x2="5.0169in" svg:y2="1.9043in"><text:p/></draw:line><draw:frame draw:style-name="gr13" svg:width="1.0421in" svg:height="0.4803in" svg:x="4.6079in" svg:y="0.8941in"><draw:text-box><text:p text:style-name="P9"><text:span text:style-name="T4">Memberikan fotokopi KTP dan Surat Ket. Sehat</text:span></text:p></draw:text-box></draw:frame><draw:frame draw:style-name="gr11" svg:width="1.2713in" svg:height="0.3961in" svg:x="2.3709in" svg:y="2.3169in"><draw:text-box><text:p text:style-name="P9"><text:span text:style-name="T4">Cek data, Ket Sehat, dan bukti pembayaran</text:span></text:p></draw:text-box></draw:frame><draw:frame draw:style-name="gr14" draw:text-style-name="P10" svg:width="0.9276in" svg:height="0.4803in" svg:x="2.2669in" svg:y="3.1087in"><draw:text-box><text:p text:style-name="P10"><text:span text:style-name="T5">Verifikasi data dan pemberian no tes</text:span></text:p></draw:text-box></draw:frame><draw:frame draw:style-name="gr15" draw:text-style-name="P11" svg:width="0.9898in" svg:height="0.3205in" svg:x="2.9437in" svg:y="4.0772in"><draw:text-box><text:p text:style-name="P11"><text:span text:style-name="T6">No tes dan p</text:span><text:span text:style-name="T7">elaksanaan tes</text:span></text:p></draw:text-box></draw:frame><draw:line draw:style-name="gr10" draw:text-style-name="P5" svg:x1="3.611in" svg:y1="4.9579in" svg:x2="4.3083in" svg:y2="3.9626in"><text:p/></draw:line><draw:frame draw:style-name="gr16" draw:text-style-name="P12" svg:width="0.8961in" svg:height="0.2189in" svg:x="3.6315in" svg:y="4.515in"><draw:text-box><text:p text:style-name="P12"><text:span text:style-name="T8">Nilai tes teori</text:span></text:p></draw:text-box></draw:frame><draw:line draw:style-name="gr7" draw:text-style-name="P5" svg:x1="5.85in" svg:y1="3.7543in" svg:x2="6.5583in" svg:y2="4.9524in"><text:p/></draw:line><draw:frame draw:style-name="gr15" draw:text-style-name="P11" svg:width="0.9898in" svg:height="0.3205in" svg:x="6.0583in" svg:y="4.15in"><draw:text-box><text:p text:style-name="P11"><text:span text:style-name="T6">No tes dan p</text:span><text:span text:style-name="T7">elaksanaan tes</text:span></text:p></draw:text-box></draw:frame><draw:line draw:style-name="gr10" draw:text-style-name="P5" svg:x1="6.1106in" svg:y1="4.9524in" svg:x2="5.5689in" svg:y2="3.9835in"><text:p/></draw:line><draw:frame draw:style-name="gr16" draw:text-style-name="P12" svg:width="0.8961in" svg:height="0.2189in" svg:x="5.3606in" svg:y="4.5354in"><draw:text-box><text:p text:style-name="P12"><text:span text:style-name="T8">Nilai tes praktik</text:span></text:p></draw:text-box></draw:frame><draw:line draw:style-name="gr17" draw:text-style-name="P5" svg:x1="5.4646in" svg:y1="0.7854in" svg:x2="5.4646in" svg:y2="1.9626in"><text:p/></draw:line><draw:frame draw:style-name="gr15" draw:text-style-name="P11" svg:width="0.9898in" svg:height="0.3205in" svg:x="5.35in" svg:y="1.4882in"><draw:text-box><text:p text:style-name="P11"><text:span text:style-name="T7">no tes dan pelaksanaan tes</text:span></text:p></draw:text-box></draw:frame><draw:line draw:style-name="gr6" draw:text-style-name="P5" svg:x1="5.2354in" svg:y1="1.8898in" svg:x2="5.2354in" svg:y2="0.7854in"><text:p/></draw:line><draw:frame draw:style-name="gr18" svg:width="0.3752in" svg:height="0.1961in" svg:x="5.0169in" svg:y="1.3736in"><draw:text-box><text:p text:style-name="P10"><text:span text:style-name="T5">no tes</text:span></text:p></draw:text-box></draw:frame><draw:frame draw:style-name="gr19" svg:width="0.7843in" svg:height="0.3205in" svg:x="6.1181in" svg:y="2.3587in"><draw:text-box><text:p text:style-name="P12"><text:span text:style-name="T8">nilai tes teori dan praktik</text:span></text:p></draw:text-box></draw:frame><draw:line draw:style-name="gr6" draw:text-style-name="P5" svg:x1="6.1181in" svg:y1="2.9126in" svg:x2="7.7744in" svg:y2="2.9126in"><text:p/></draw:line><draw:frame draw:style-name="gr18" draw:text-style-name="P10" svg:width="0.6252in" svg:height="0.1961in" svg:x="6.4228in" svg:y="2.7169in"><draw:text-box><text:p text:style-name="P10"><text:span text:style-name="T5">biodata</text:span></text:p></draw:text-box></draw:frame><draw:line draw:style-name="gr20" draw:text-style-name="P5" svg:x1="7.7744in" svg:y1="3.3272in" svg:x2="6.0689in" svg:y2="3.3169in"><text:p/></draw:line><draw:frame draw:style-name="gr21" draw:text-style-name="P13" svg:width="0.8752in" svg:height="0.1606in" svg:x="6.7461in" svg:y="3.3272in"><draw:text-box><text:p text:style-name="P13"><text:span text:style-name="T9">Data dan SIM</text:span></text:p></draw:text-box></draw:frame><draw:frame draw:style-name="gr21" draw:text-style-name="P13" svg:width="0.3335in" svg:height="0.1606in" svg:x="7.1in" svg:y="0.7654in"><draw:text-box><text:p text:style-name="P13"><text:span text:style-name="T9">SIM</text:span></text:p></draw:text-box></draw:frame><draw:frame draw:style-name="gr22" draw:text-style-name="P14" svg:width="0.8469in" svg:height="0.4803in" svg:x="5.6492in" svg:y="0.8941in"><draw:text-box><text:p text:style-name="P14"><text:span text:style-name="T10">(yang lolos) tanda tangan, sidik jari, foto</text:span></text:p></draw:text-box></draw:frame><draw:path draw:style-name="gr20" draw:text-style-name="P5" svg:width="2.0126in" svg:height="1.3882in" draw:transform="rotate (1.35210657152001) translate (5.31516398235254in 2.10868262358847in)" svg:viewBox="0 0 5113 3527" svg:d="m0 1337c482-188 482 331 723 571 295 295 629 311 959 411 308 94 588 218 904 287 350 76 606 369 843 625 227 244 611 383 893 236 288-151 595-366 649-741 39-274 210-531 111-838-96-300-311-505-442-769-122-246-209-512-255-783l-57-259-18-77"><text:p/></draw:path><draw:line draw:style-name="gr23" draw:text-style-name="P5" svg:x1="5.6835in" svg:y1="0.8169in" svg:x2="5.6835in" svg:y2="2.1087in"><text:p/></draw:line><draw:line draw:style-name="gr23" draw:text-style-name="P5" svg:x1="6.1181in" svg:y1="3.0531in" svg:x2="7.7744in" svg:y2="3.0524in"><text:p/></draw:line><draw:frame draw:style-name="gr24" draw:text-style-name="P14" svg:width="0.9776in" svg:height="0.4039in" svg:x="6.6437in" svg:y="2.9236in"><draw:text-box><text:p text:style-name="P14"><text:span text:style-name="T10">tanda tangan, sidik jari, foto</text:span></text:p></draw:text-box></draw:frame></draw:g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heads_20_2" draw:display-name="Arrowheads 2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dlo </meta:initial-creator>
    <meta:creation-date>2012-11-14T10:08:53</meta:creation-date>
    <dc:date>2012-11-14T11:25:38</dc:date>
    <dc:creator>ridlo </dc:creator>
    <meta:editing-duration>PT8S</meta:editing-duration>
    <meta:editing-cycles>1</meta:editing-cycles>
    <meta:document-statistic meta:table-count="0" meta:image-count="0" meta:object-count="0" meta:page-count="1" meta:paragraph-count="1" meta:word-count="5" meta:character-count="37" meta:non-whitespace-character-count="33"/>
    <meta:generator>LibreOffice/3.5$Linux_x86 LibreOffice_project/350m1$Build-2</meta:generator>
  </office:meta>
</office:document-meta>
</file>